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0a50e" officeooo:paragraph-rsid="0000a50e"/>
    </style:style>
    <style:style style:name="P2" style:family="paragraph" style:parent-style-name="Standard">
      <style:text-properties style:text-underline-style="solid" style:text-underline-width="auto" style:text-underline-color="font-color" officeooo:rsid="000250e3" officeooo:paragraph-rsid="000250e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250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Défauts:</text:p>
      <text:p text:style-name="P1"><text:span text:style-name="T1">Repoussé par les crucifix et l'eau bénite</text:span></text:p>
      <text:p text:style-name="P1"><text:span text:style-name="T1">Esprit prédateur</text:span></text:p>
      <text:p text:style-name="P1"><text:span text:style-name="T1">Solitaire / Misanthrope</text:span></text:p>
      <text:p text:style-name="P1"><text:span text:style-name="T1">Cadavérique</text:span></text:p>
      <text:p text:style-name="P1"><text:span text:style-name="T1">Canine permanente</text:span></text:p>
      <text:p text:style-name="P2"><text:span text:style-name="T1">Somnambule</text:span></text:p>
      <text:p text:style-name="P2"><text:span text:style-name="T1">Sommeil de plom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8S</meta:editing-duration>
    <meta:editing-cycles>4</meta:editing-cycles>
    <meta:generator>LibreOffice/5.3.6.1$Windows_x86 LibreOffice_project/686f202eff87ef707079aeb7f485847613344eb7</meta:generator>
    <dc:date>2018-03-06T21:28:01.540000000</dc:date>
    <meta:document-statistic meta:table-count="0" meta:image-count="0" meta:object-count="0" meta:page-count="1" meta:paragraph-count="8" meta:word-count="20" meta:character-count="142" meta:non-whitespace-character-count="130"/>
    <meta:user-defined meta:name="Info 1"/>
    <meta:user-defined meta:name="Info 2"/>
    <meta:user-defined meta:name="Info 3"/>
    <meta:user-defined meta:name="Info 4"/>
  </office:meta>
</office:document-meta>
</file>